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1.89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" style:family="text">
      <style:text-properties fo:color="#fafafa" loext:opacity="100%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24.127cm" svg:height="12.141cm" svg:x="0.437cm" svg:y="1.421cm">
          <draw:text-box>
            <text:p text:style-name="P2"><text:span text:style-name="T1"><text:tab/></text:span><text:span text:style-name="T1">PAPERCRAFT <text:s/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16:05:32.280751975</dc:date>
    <meta:editing-duration>PT36M44S</meta:editing-duration>
    <meta:editing-cycles>11</meta:editing-cycles>
    <meta:generator>LibreOffice/7.0.6.2$Linux_X86_64 LibreOffice_project/00$Build-2</meta:generator>
    <meta:document-statistic meta:object-count="2"/>
  </office:meta>
</office:document-meta>
</file>